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等线 Light" svg:font-family="'等线 Light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9.869cm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 style:text-underline-style="solid" style:text-underline-width="auto" style:text-underline-color="font-color" officeooo:rsid="00039f7f"/>
    </style:style>
    <style:style style:name="T4" style:family="text">
      <style:text-properties fo:language="en" fo:country="US" officeooo:rsid="00039f7f"/>
    </style:style>
    <style:style style:name="T5" style:family="text">
      <style:text-properties fo:language="en" fo:country="US" officeooo:rsid="0003c9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Zone(</text:span><text:span text:style-name="T2">name</text:span><text:span text:style-name="T1">, colour, hex_value)</text:span></text:p>
      <text:p text:style-name="Standard"><text:span text:style-name="T1">Enclosure(</text:span><text:span text:style-name="T2">EID</text:span><text:span text:style-name="T1">, </text:span><text:span text:style-name="T5">name, </text:span><text:span text:style-name="T1">biome, </text:span><text:span text:style-name="T4">eS</text:span><text:span text:style-name="T1">ize, zoneName)</text:span></text:p>
      <text:p text:style-name="Standard"><text:span text:style-name="T1">Animal(</text:span><text:span text:style-name="T2">AID</text:span><text:span text:style-name="T1">, sex, feeding</text:span><text:span text:style-name="T4">_i</text:span><text:span text:style-name="T1">nterval, name, weight, originCountry, dob, enclosureID, speciesName)</text:span></text:p>
      <text:p text:style-name="Standard"><text:span text:style-name="T1">Species(</text:span><text:span text:style-name="T2">latin_name</text:span><text:span text:style-name="T1">, common_name, required_biome, species_group)</text:span></text:p>
      <text:p text:style-name="Standard"><text:span text:style-name="T1">SpeciesGroup(</text:span><text:span text:style-name="T2">latin_name,</text:span><text:span text:style-name="T1"> common_name)</text:span></text:p>
      <text:p text:style-name="Standard"><text:span text:style-name="T1">Staff(</text:span><text:span text:style-name="T2">SID</text:span><text:span text:style-name="T1">, fname, lname, dob, phNumber, email, </text:span><text:span text:style-name="T4">street_number, street_name, suburb, city, postCode</text:span><text:span text:style-name="T1">, clinic, </text:span><text:span text:style-name="T4">sex</text:span><text:span text:style-name="T1">)</text:span></text:p>
      <text:p text:style-name="Standard"><text:span text:style-name="T1">Care(</text:span><text:span text:style-name="T3">dateTime,</text:span><text:span text:style-name="T1"> </text:span><text:span text:style-name="T2">staffID</text:span><text:span text:style-name="T1">, </text:span><text:span text:style-name="T2">animalID</text:span><text:span text:style-name="T1">, care, notes)</text:span></text:p>
      <text:p text:style-name="P1"><text:span text:style-name="T1">Feed(</text:span><text:span text:style-name="T2">date</text:span><text:span text:style-name="T3">Time</text:span><text:span text:style-name="T1">, </text:span><text:span text:style-name="T2">staffID</text:span><text:span text:style-name="T1">, </text:span><text:span text:style-name="T2">animalID</text:span><text:span text:style-name="T1">, amount, foodType)<text:tab/></text:span></text:p>
      <text:p text:style-name="P1"><text:span text:style-name="T1">Oversees(</text:span><text:span text:style-name="T2">sGroupName</text:span><text:span text:style-name="T1">, </text:span><text:span text:style-name="T2">staffID</text:span><text:span text:style-name="T1">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等线 Light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1pt" fo:language="en" fo:country="NZ" style:letter-kerning="true" style:font-name-asian="Aptos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ptos" fo:font-size="11pt" fo:language="en" fo:country="NZ" style:letter-kerning="true" style:font-name-asian="Aptos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等线 Light" style:font-family-asian="'等线 Light'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等线 Light" style:font-family-asian="'等线 Light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等线 Light" style:font-family-asian="'等线 Light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等线 Light" style:font-family-asian="'等线 Light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等线 Light" style:font-family-asian="'等线 Light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等线 Light" style:font-family-asian="'等线 Light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等线 Light" style:font-family-asian="'等线 Light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等线 Light" style:font-family-asian="'等线 Light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等线 Light" style:font-family-asian="'等线 Light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等线 Light" style:font-family-asian="'等线 Light'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等线 Light" style:font-family-asian="'等线 Light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等线 Light" style:font-family-asian="'等线 Light'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等线 Light" style:font-family-asian="'等线 Light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等线 Light" style:font-family-asian="'等线 Light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等线 Light" style:font-family-asian="'等线 Light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等线 Light" style:font-family-asian="'等线 Light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等线 Light" style:font-family-asian="'等线 Light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等线 Light" style:font-family-asian="'等线 Light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等线 Light" style:font-family-asian="'等线 Light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等线 Light" style:font-family-asian="'等线 Light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等线 Light" style:font-family-asian="'等线 Light'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等线 Light" style:font-family-asian="'等线 Light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rombie, Joel (Student)</meta:initial-creator>
    <meta:editing-cycles>12</meta:editing-cycles>
    <meta:creation-date>2025-04-12T05:53:00</meta:creation-date>
    <dc:date>2025-05-19T20:48:24.298725109</dc:date>
    <meta:editing-duration>PT4H5M11S</meta:editing-duration>
    <meta:generator>LibreOffice/24.2.7.2$Linux_X86_64 LibreOffice_project/420$Build-2</meta:generator>
    <meta:document-statistic meta:table-count="0" meta:image-count="0" meta:object-count="0" meta:page-count="1" meta:paragraph-count="9" meta:word-count="48" meta:character-count="505" meta:non-whitespace-character-count="465"/>
    <meta:user-defined meta:name="AppVersion">16.0000</meta:user-defined>
    <meta:template xlink:type="simple" xlink:actuate="onRequest" xlink:title="Normal" xlink:href=""/>
  </office:meta>
</office:document-meta>
</file>